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1-02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number-columns-repeated="3"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office:value-type="string" calcext:value-type="string">
            <text:p>NA</text:p>
          </table:table-cell>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number-columns-repeated="3"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office:value-type="string" calcext:value-type="string">
            <text:p>NA</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number-columns-repeated="2"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number-columns-repeated="2" table:style-name="ce7" office:value-type="string" calcext:value-type="string">
            <text:p>NA</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number-columns-repeated="3"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number-columns-repeated="3"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office:value-type="string" calcext:value-type="string">
            <text:p>NA</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number-columns-repeated="3" table:style-name="ce7" office:value-type="string" calcext:value-type="string">
            <text:p>NA</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office:value-type="string" calcext:value-type="string">
            <text:p>NA</text:p>
          </table:table-cell>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number-columns-repeated="3" table:style-name="ce7" office:value-type="string" calcext:value-type="string">
            <text:p>NA</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office:value-type="string" calcext:value-type="string">
            <text:p>NA</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number-columns-repeated="3" table:style-name="ce7" office:value-type="string" calcext:value-type="string">
            <text:p>NA</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office:value-type="string" calcext:value-type="string">
            <text:p>NA</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office:value-type="string" calcext:value-type="string">
            <text:p>NA</text:p>
          </table:table-cell>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office:value-type="string" calcext:value-type="string">
            <text:p>NA</text:p>
          </table:table-cell>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1" meta:object-count="0"/>
    <meta:generator>LibreOfficeDev/5.1.0.3$Linux_X86_64 LibreOffice_project/</meta:generator>
  </office:meta>
</office:document-meta>
</file>